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6000002BD6A7C86B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93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56cm" svg:height="1.343cm" svg:x="1.343cm" svg:y="26.866cm">
          <draw:text-box>
            <text:p>28 KG + 19 KG</text:p>
          </draw:text-box>
        </draw:frame>
        <draw:frame draw:style-name="gr2" draw:text-style-name="P2" draw:layer="layout" svg:width="9.048cm" svg:height="18.546cm" svg:x="6.466cm" svg:y="3.957cm">
          <draw:image xlink:href="Pictures/1000000000000156000002BD6A7C86B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9:16:43.132000000</meta:creation-date>
    <dc:date>2024-11-20T16:22:55.021875319</dc:date>
    <meta:editing-duration>PT9H34M49S</meta:editing-duration>
    <meta:editing-cycles>8</meta:editing-cycles>
    <meta:generator>LibreOffice/7.6.7.2$Linux_X86_64 LibreOffice_project/60$Build-2</meta:generator>
    <meta:document-statistic meta:object-count="2"/>
  </office:meta>
</office:document-meta>
</file>